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fo:font-weight="bold" style:font-weight-asian="bold" style:font-weight-complex="bold"/>
    </style:style>
    <style:style style:name="P3" style:parent-style-name="Standard" style:family="paragraph">
      <style:paragraph-properties fo:text-align="center"/>
      <style:text-properties style:font-name="Calibri" fo:font-weight="bold" style:font-weight-asian="bold" style:font-weight-complex="bold"/>
    </style:style>
    <style:style style:name="P4" style:parent-style-name="Standard" style:family="paragraph">
      <style:text-properties style:font-name="Calibri" fo:font-weight="bold" style:font-weight-asian="bold" style:font-weight-complex="bold"/>
    </style:style>
    <style:style style:name="P5" style:parent-style-name="Standard" style:family="paragraph">
      <style:text-properties style:font-name="Calibri" fo:font-weight="bold" style:font-weight-asian="bold" style:font-weight-complex="bold"/>
    </style:style>
    <style:style style:name="P6" style:parent-style-name="Standard" style:family="paragraph">
      <style:text-properties style:font-name="Calibri" fo:font-weight="bold" style:font-weight-asian="bold" style:font-weight-complex="bold"/>
    </style:style>
    <style:style style:name="P7" style:parent-style-name="Standard" style:family="paragraph">
      <style:paragraph-properties>
        <style:tab-stops>
          <style:tab-stop style:type="left" style:position="0.4916in"/>
        </style:tab-stops>
      </style:paragraph-properties>
      <style:text-properties style:font-name="Calibri" fo:font-weight="bold" style:font-weight-asian="bold" style:font-weight-complex="bold"/>
    </style:style>
    <style:style style:name="P8"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9" style:parent-style-name="Standard" style:family="paragraph">
      <style:paragraph-properties fo:margin-right="-0.1576in">
        <style:tab-stops>
          <style:tab-stop style:type="left" style:position="0.625in"/>
        </style:tab-stops>
      </style:paragraph-properties>
      <style:text-properties style:font-name="Calibri" fo:font-weight="bold" style:font-weight-asian="bold" style:font-weight-complex="bold"/>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paragraph-properties fo:text-align="justify"/>
      <style:text-properties style:font-name="Calibri" fo:font-weight="bold" style:font-weight-asian="bold" style:font-weight-complex="bold"/>
    </style:style>
    <style:style style:name="P12" style:parent-style-name="Standard" style:family="paragraph">
      <style:paragraph-properties fo:text-align="justify"/>
      <style:text-properties style:font-name="Calibri" fo:font-weight="bold" style:font-weight-asian="bold" style:font-weight-complex="bold"/>
    </style:style>
    <style:style style:name="P13" style:parent-style-name="Standard" style:family="paragraph">
      <style:paragraph-properties fo:text-align="center"/>
      <style:text-properties style:font-name="Calibri" fo:font-weight="bold" style:font-weight-asian="bold" style:font-weight-complex="bold"/>
    </style:style>
    <style:style style:name="P14" style:parent-style-name="Standard" style:family="paragraph">
      <style:paragraph-properties fo:text-align="justify"/>
      <style:text-properties style:font-name="Calibri" fo:font-weight="bold" style:font-weight-asian="bold" style:font-weight-complex="bold"/>
    </style:style>
    <style:style style:name="P15" style:parent-style-name="Standard" style:family="paragraph">
      <style:paragraph-properties fo:text-align="justify"/>
      <style:text-properties style:font-name="Calibri" fo:font-weight="bold" style:font-weight-asian="bold" style:font-weight-complex="bold"/>
    </style:style>
    <style:style style:name="P16" style:parent-style-name="Standard" style:family="paragraph">
      <style:paragraph-properties fo:text-align="justify"/>
      <style:text-properties style:font-name="Calibri" fo:font-weight="bold" style:font-weight-asian="bold" style:font-weight-complex="bold"/>
    </style:style>
    <style:style style:name="P17"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text-properties style:font-name="Calibri"/>
    </style:style>
    <style:style style:name="P20" style:parent-style-name="Standard" style:family="paragraph">
      <style:paragraph-properties fo:text-align="justify"/>
      <style:text-properties style:font-name="Calibri"/>
    </style:style>
    <style:style style:name="P21" style:parent-style-name="Standard" style:family="paragraph">
      <style:paragraph-properties fo:text-align="justify"/>
      <style:text-properties style:font-name="Calibri"/>
    </style:style>
    <style:style style:name="P22" style:parent-style-name="Standard" style:family="paragraph">
      <style:paragraph-properties fo:text-align="justify"/>
      <style:text-properties style:font-name="Calibri"/>
    </style:style>
    <style:style style:name="P23" style:parent-style-name="Standard" style:family="paragraph">
      <style:paragraph-properties fo:text-align="justify"/>
      <style:text-properties style:font-name="Calibri"/>
    </style:style>
    <style:style style:name="P24" style:parent-style-name="Standard" style:family="paragraph">
      <style:paragraph-properties fo:text-align="justify"/>
      <style:text-properties style:font-name="Calibri"/>
    </style:style>
    <style:style style:name="P25" style:parent-style-name="Standard" style:family="paragraph">
      <style:paragraph-properties fo:text-align="justify"/>
      <style:text-properties style:font-name="Calibri"/>
    </style:style>
    <style:style style:name="P26" style:parent-style-name="Standard" style:family="paragraph">
      <style:paragraph-properties fo:text-align="justify"/>
      <style:text-properties style:font-name="Calibri"/>
    </style:style>
    <style:style style:name="P27" style:parent-style-name="Standard" style:family="paragraph">
      <style:paragraph-properties fo:text-align="justify"/>
      <style:text-properties style:font-name="Calibri"/>
    </style:style>
    <style:style style:name="P28" style:parent-style-name="Standard" style:family="paragraph">
      <style:paragraph-properties fo:text-align="justify"/>
      <style:text-properties style:font-name="Calibri"/>
    </style:style>
    <style:style style:name="P29" style:parent-style-name="Standard" style:family="paragraph">
      <style:paragraph-properties fo:text-align="justify"/>
      <style:text-properties style:font-name="Calibri"/>
    </style:style>
    <style:style style:name="P30" style:parent-style-name="Standard" style:family="paragraph">
      <style:paragraph-properties fo:text-align="center"/>
      <style:text-properties style:font-name="Calibri" fo:font-weight="bold" style:font-weight-asian="bold" style:font-weight-complex="bold"/>
    </style:style>
    <style:style style:name="P31" style:parent-style-name="Standard" style:family="paragraph">
      <style:paragraph-properties fo:text-align="center"/>
      <style:text-properties style:font-name="Calibri" fo:font-weight="bold" style:font-weight-asian="bold" style:font-weight-complex="bold"/>
    </style:style>
    <style:style style:name="T32" style:parent-style-name="Fuentedepárrafopredeter." style:family="text">
      <style:text-properties style:font-name="Calibri"/>
    </style:style>
    <style:style style:name="T33" style:parent-style-name="Fuentedepárrafopredeter." style:family="text">
      <style:text-properties style:font-name="Calibri"/>
    </style:style>
    <style:style style:name="T34" style:parent-style-name="Fuentedepárrafopredeter." style:family="text">
      <style:text-properties style:font-name="Calibri"/>
    </style:style>
    <style:style style:name="P35" style:parent-style-name="Standard" style:family="paragraph">
      <style:text-properties style:font-name="Calibri"/>
    </style:style>
    <style:style style:name="P36" style:parent-style-name="Standard" style:family="paragraph">
      <style:text-properties style:font-name="Calibri"/>
    </style:style>
    <style:style style:name="P37" style:parent-style-name="Standard" style:family="paragraph">
      <style:text-properties style:font-name="Calibri"/>
    </style:style>
    <style:style style:name="P38" style:parent-style-name="Standard" style:family="paragraph">
      <style:text-properties style:font-name="Calibri"/>
    </style:style>
    <style:style style:name="P39" style:parent-style-name="Standard" style:family="paragraph">
      <style:text-properties style:font-name="Calibri"/>
    </style:style>
    <style:style style:name="P40"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T48" style:parent-style-name="Fuentedepárrafopredeter." style:family="text">
      <style:text-properties style:font-name="Calibri" style:font-name-complex="Calibri"/>
    </style:style>
    <style:style style:name="T49" style:parent-style-name="Fuentedepárrafopredeter." style:family="text">
      <style:text-properties style:font-name="Calibri" style:font-name-complex="Calibri" fo:font-style="italic" style:font-style-asian="italic" style:font-style-complex="italic" fo:font-size="10pt" style:font-size-asian="10pt" style:font-size-complex="10pt"/>
    </style:style>
    <style:style style:name="P50" style:parent-style-name="Standard" style:family="paragraph">
      <style:text-properties style:font-name="Calibri" style:font-name-complex="Calibri" fo:font-style="italic" style:font-style-asian="italic" style:font-style-complex="italic" fo:font-size="10pt" style:font-size-asian="10pt" style:font-size-complex="10pt"/>
    </style:style>
    <style:style style:name="P51"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2" style:parent-style-name="Standard" style:family="paragraph">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3" style:parent-style-name="Standard" style:family="paragraph">
      <style:text-properties style:font-name="Calibri" style:font-name-complex="Calibri"/>
    </style:style>
    <style:style style:name="P54" style:parent-style-name="Standard" style:family="paragraph">
      <style:text-properties style:font-name="Calibri" style:font-name-complex="Calibri"/>
    </style:style>
    <style:style style:name="P55" style:parent-style-name="Standard" style:family="paragraph">
      <style:text-properties style:font-name="Calibri"/>
    </style:style>
    <style:style style:name="P56" style:parent-style-name="Standard" style:family="paragraph">
      <style:text-properties style:font-name="Calibri"/>
    </style:style>
    <style:style style:name="T57" style:parent-style-name="Fuentedepárrafopredeter." style:family="text">
      <style:text-properties style:font-name="Calibri"/>
    </style:style>
  </office:automatic-styles>
  <office:body>
    <office:text text:use-soft-page-breaks="true">
      <text:p text:style-name="P1">DIARIO DE CONFINAMIENTO<text:s/>marzo 2020</text:p>
      <text:p text:style-name="P3"/>
      <text:p text:style-name="P4">miércoles<text:tab/>11 de marzo<text:s/><text:tab/>Declaración del coronavirus pandemia mundial</text:p>
      <text:p text:style-name="P5">viernes <text:s text:c="3"/><text:tab/>13 de marzo<text:s/><text:tab/>Suspensión de clases</text:p>
      <text:p text:style-name="P6">sábado <text:s text:c="3"/><text:tab/>14 de marzo<text:s/><text:tab/>Decretado el estado de alarma 15 días</text:p>
      <text:p text:style-name="P7">domingo<text:s/><text:tab/>15 de marzo<text:s/><text:tab/>Instrucciones Consejería de Educación. Centros cerrados.<text:tab/></text:p>
      <text:p text:style-name="P8">lunes <text:s text:c="6"/><text:tab/>16 de marzo<text:s/><text:tab/>Suspendida libre circulación activos los controles de fronteras</text:p>
      <text:p text:style-name="P9">Domingo<text:tab/>22 de marzo<text:s/><text:tab/>Decretada continuación del estado de alarma 15 días mas</text:p>
      <text:p text:style-name="P10"/>
      <text:p text:style-name="P11">Este documento nos servirá como testimonio vivido por la primera promoción 2019/20 del ciclo formativo de grado superior 'Desarrollo de Aplicaciones Multiplataforma" del IES Pablo Picasso durante la situación de confinamiento tras decretarse el estado de alarma en España.</text:p>
      <text:p text:style-name="P12"/>
      <text:p text:style-name="P13">"Aunque nos pese estamos haciendo historia"</text:p>
      <text:p text:style-name="P14"/>
      <text:p text:style-name="P15">Cada alumno/a debe poner en el documento una pequeña reflexión sobre los momentos que estamos viviendo.</text:p>
      <text:p text:style-name="P16"/>
      <text:p text:style-name="P17">Isa Hermoso</text:p>
      <text:p text:style-name="P18"/>
      <text:p text:style-name="P19">16/3/2020</text:p>
      <text:p text:style-name="P20"/>
      <text:p text:style-name="P21">Llevabamos cuatro años solicitando la implantación del ciclo formativo de grado superior<text:s/>en modalidad dual, y en el 2020 por fin llegó. Con prisas, sin dotación económica, sin equipos informáticos... pero al fin llegó. Que bien que llegó hasta mi querida amiga Isa.</text:p>
      <text:p text:style-name="P22">Obra express, arreglo del aula, todo preparado in extremis.. Esperando al alumnado que.. por fin llegó. Una estupenda promoción con mucha buena gente, genial ambiente de trabajo, el profesorado feliz, el alumnado contento, las empresas con duales en marcha ... y el coronavirus también llegó.</text:p>
      <text:p text:style-name="P23"/>
      <text:p text:style-name="P24">No lo esperabamos pero se invitó. Así que aquí estamos confinados cada uno en su casa y haciendo una práctica de control de versiones con Github. El argumento es de una película de ciencia ficción y reitera mi dicho 'en un segundo cambia todo'.</text:p>
      <text:p text:style-name="P25"/>
      <text:p text:style-name="P26">Debemos tomar esto como una llamada de atención y<text:s/>un parar, ver hacia donde nos dirigimos y de qué manera. Empezamos el curso proponiendo una visita a la fábrica de cerveza Victoria y en cuanto podamos allí brindaremos y celebraremos que todo ha salido bien porque #todosnosquedamosencasa.</text:p>
      <text:p text:style-name="P27"/>
      <text:p text:style-name="P28">Posdata: ¿La silla maldita tendrá algo que ver en esto? <text:s/>Volveremos.</text:p>
      <text:p text:style-name="P29"/>
      <text:p text:style-name="P30">PRACTICA 5: Diario de confinamiento</text:p>
      <text:p text:style-name="P31"/>
      <text:p text:style-name="Standard"><text:span text:style-name="T32">1. Hazte una copia del repositorio público <text:s/></text:span><text:a xlink:href="https://github.com/adaiespablopicasso/diarioconfinamiento" office:target-frame-name="_top" xlink:show="replace"><text:span text:style-name="T33">https://github.com/adaiespablopicasso/diari</text:span><text:span text:style-name="T34">oconfinamiento</text:span></text:a></text:p>
      <text:p text:style-name="P35"/>
      <text:p text:style-name="P36">2. Aporta tu reflexión al diario de confinamiento</text:p>
      <text:p text:style-name="P37"/>
      <text:p text:style-name="P38">3. Comunica al usuario adaiespablopicasso que has realizado tu aportación y que acepte los cambios</text:p>
      <text:p text:style-name="P39"/>
      <text:soft-page-break/>
      <text:p text:style-name="P40">Miguel Moreno Jurado</text:p>
      <text:p text:style-name="P41"/>
      <text:p text:style-name="P42">23/03/20</text:p>
      <text:p text:style-name="P43"/>
      <text:p text:style-name="P44">Después de haber pasado unas “maravillosas ” prácticas<text:s/>en Brainspro, justo cuando vuelvo a tener una empresa y parece ser que está muy bien, se impone la cuarentena. No se si es más una película de ciencia ficción o un dramón de los de telecinco.</text:p>
      <text:p text:style-name="P45"/>
      <text:p text:style-name="P46">Aún así estoy aprendiendo mucho de la gente en esta cuarentena,<text:s/>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text:s/>la playa cuando esto acabe.</text:p>
      <text:p text:style-name="P47"/>
      <text:p text:style-name="Standard"><text:span text:style-name="T48">Abrazos a todos.<text:s/></text:span><text:span text:style-name="T49">Menor que tres.</text:span></text:p>
      <text:p text:style-name="P50"/>
      <text:p text:style-name="P51">Laura Ruiz Barranquero</text:p>
      <text:p text:style-name="P52"/>
      <text:p text:style-name="P53">27/03/20</text:p>
      <text:p text:style-name="P54"/>
      <text:p text:style-name="P55">Después de 15 días encerrada por el confinamiento y deseando que finalice ya, seguimos con nuestras vidas frente al ordenador con trabajos, exámenes, proyecto, prácticas… Aunque eso sí de una forma peculiar, todo de forma remota, algo diferente y raro siempre acostumbrados a estar en un aula con los compañeros, los profesores tenerlos cara a cara…</text:p>
      <text:p text:style-name="P56"/>
      <text:p text:style-name="Standard"><text:span text:style-name="T57">¿Será esta la forma de dar clases en el futur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5in"/>
      </style:header-style>
      <style:footer-style>
        <style:header-footer-properties style:dynamic-spacing="true" fo:min-height="-0.1236in"/>
      </style:footer-style>
    </style:page-layout>
    <style:style style:name="P2" style:parent-style-name="Standard" style:family="paragraph">
      <style:text-properties style:font-name="Calibri" fo:font-weight="bold" style:font-weight-asian="bold" style:font-weight-complex="bold"/>
    </style:style>
  </office:automatic-styles>
  <office:master-styles>
    <style:master-page style:name="MP0" style:page-layout-name="PL0">
      <style:header>
        <text:p text:style-name="P2">1º DAM<text:s/><text:tab/><text:tab/><text:tab/><text:tab/><text:tab/><text:tab/><text:tab/><text:tab/><text:tab/>IES PABLO PICASS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a</dc:creator>
    <meta:creation-date>2020-03-16T20:21:00Z</meta:creation-date>
    <dc:date>2020-03-27T19:53:00Z</dc:date>
    <meta:template xlink:href="Normal" xlink:type="simple"/>
    <meta:editing-cycles>14</meta:editing-cycles>
    <meta:editing-duration>PT6360S</meta:editing-duration>
    <meta:document-statistic meta:page-count="2" meta:paragraph-count="7" meta:word-count="583" meta:character-count="3785" meta:row-count="26" meta:non-whitespace-character-count="3209"/>
  </office:meta>
</office:document-meta>
</file>